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Sanskrit 2003" fo:font-size="13pt" officeooo:paragraph-rsid="001c4424" style:font-size-asian="13pt" style:font-name-complex="Sanskrit 2003" style:font-size-complex="13pt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c4424" style:font-size-asian="13pt" style:font-name-complex="Sanskrit 2003" style:font-size-complex="13pt"/>
    </style:style>
    <style:style style:name="P3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1c4424"/>
    </style:style>
    <style:style style:name="P4" style:family="paragraph" style:parent-style-name="Footnote">
      <style:text-properties officeooo:rsid="0421d50f" officeooo:paragraph-rsid="0421d50f"/>
    </style:style>
    <style:style style:name="P5" style:family="paragraph" style:parent-style-name="Footnote">
      <style:text-properties officeooo:rsid="04272400" officeooo:paragraph-rsid="04272400"/>
    </style:style>
    <style:style style:name="P6" style:family="paragraph" style:parent-style-name="Footnote">
      <style:text-properties officeooo:rsid="04272985"/>
    </style:style>
    <style:style style:name="P7" style:family="paragraph" style:parent-style-name="Footnote">
      <style:text-properties officeooo:rsid="0427a842" officeooo:paragraph-rsid="0427a842"/>
    </style:style>
    <style:style style:name="P8" style:family="paragraph" style:parent-style-name="Footnote">
      <style:text-properties officeooo:rsid="04288203" officeooo:paragraph-rsid="04288203"/>
    </style:style>
    <style:style style:name="P9" style:family="paragraph" style:parent-style-name="Footnote">
      <style:text-properties officeooo:rsid="042a55d9" officeooo:paragraph-rsid="042a55d9"/>
    </style:style>
    <style:style style:name="P10" style:family="paragraph" style:parent-style-name="Footnote">
      <style:text-properties officeooo:rsid="042c13f4" officeooo:paragraph-rsid="042c13f4"/>
    </style:style>
    <style:style style:name="P11" style:family="paragraph" style:parent-style-name="Footnote">
      <style:text-properties officeooo:rsid="0427a842" officeooo:paragraph-rsid="0427a842" style:font-name-complex="Sanskrit 2003"/>
    </style:style>
    <style:style style:name="T1" style:family="text">
      <style:text-properties officeooo:rsid="042d69a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41f3557"/>
    </style:style>
    <style:style style:name="T4" style:family="text">
      <style:text-properties style:font-name="Sanskrit 2003" fo:font-size="13pt" style:font-size-asian="13pt" style:font-name-complex="Sanskrit 2003" style:font-size-complex="13pt"/>
    </style:style>
    <style:style style:name="T5" style:family="text">
      <style:text-properties style:font-name="Sanskrit 2003" fo:font-size="13pt" officeooo:rsid="0421d50f" style:font-size-asian="13pt" style:font-name-complex="Sanskrit 2003" style:font-size-complex="13pt"/>
    </style:style>
    <style:style style:name="T6" style:family="text">
      <style:text-properties style:font-name="Sanskrit 2003" fo:font-size="13pt" officeooo:rsid="041f3557" style:font-size-asian="13pt" style:font-name-complex="Sanskrit 2003" style:font-size-complex="13pt"/>
    </style:style>
    <style:style style:name="T7" style:family="text">
      <style:text-properties style:font-name="Sanskrit 2003" fo:font-size="13pt" officeooo:rsid="0427a842" style:font-size-asian="13pt" style:font-name-complex="Sanskrit 2003" style:font-size-complex="13pt"/>
    </style:style>
    <style:style style:name="T8" style:family="text">
      <style:text-properties style:font-name="Sanskrit 2003" fo:font-size="13pt" officeooo:rsid="04208590" style:font-size-asian="13pt" style:font-name-complex="Sanskrit 2003" style:font-size-complex="13pt"/>
    </style:style>
    <style:style style:name="T9" style:family="text">
      <style:text-properties style:font-name="Sanskrit 2003" fo:font-size="13pt" officeooo:rsid="04288203" style:font-size-asian="13pt" style:font-name-complex="Sanskrit 2003" style:font-size-complex="13pt"/>
    </style:style>
    <style:style style:name="T10" style:family="text">
      <style:text-properties style:font-name="Sanskrit 2003" fo:font-size="13pt" officeooo:rsid="042a55d9" style:font-size-asian="13pt" style:font-name-complex="Sanskrit 2003" style:font-size-complex="13pt"/>
    </style:style>
    <style:style style:name="T11" style:family="text">
      <style:text-properties fo:color="#000000" style:font-name="Sanskrit 2003" fo:font-size="13pt" style:font-size-asian="13pt" style:font-name-complex="Sanskrit 2003" style:font-size-complex="13pt"/>
    </style:style>
    <style:style style:name="T12" style:family="text">
      <style:text-properties fo:color="#000000" style:font-name="Sanskrit 2003" fo:font-size="13pt" officeooo:rsid="0421d50f" style:font-size-asian="13pt" style:font-name-complex="Sanskrit 2003" style:font-size-complex="13pt"/>
    </style:style>
    <style:style style:name="T13" style:family="text">
      <style:text-properties fo:color="#000000" style:font-name="Sanskrit 2003" fo:font-size="13pt" officeooo:rsid="04272985" style:font-size-asian="13pt" style:font-name-complex="Sanskrit 2003" style:font-size-complex="13pt"/>
    </style:style>
    <style:style style:name="T14" style:family="text">
      <style:text-properties fo:color="#000000" style:font-name="Sanskrit 2003" fo:font-size="13pt" officeooo:rsid="041f3557" style:font-size-asian="13pt" style:font-name-complex="Sanskrit 2003" style:font-size-complex="13pt"/>
    </style:style>
    <style:style style:name="T15" style:family="text">
      <style:text-properties style:text-position="33% 80%" style:font-name="Sanskrit 2003" fo:font-size="13pt" style:font-size-asian="13pt" style:font-name-complex="Sanskrit 2003" style:font-size-complex="13pt"/>
    </style:style>
    <style:style style:name="T16" style:family="text">
      <style:text-properties officeooo:rsid="042a55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अथ चतुस्त्रिंशोऽध्यायः । </text:p>
      <text:p text:style-name="P2"><text:span text:style-name="T2">होमादिविधिः </text:span><text:line-break/>अग्निरुवाच -<text:line-break/>विशेदनेन मन्त्रेण यागस्थानञ्च भूषयेत् । <text:line-break/>नमो ब्रह्मण्यदेवाय श्रीधरायाव्ययात्मने ॥१<text:span text:style-name="T3">॥</text:span> </text:p>
      <text:p text:style-name="P3"><text:span text:style-name="T4">ऋग्यजुःसामरूपाय शब्ददेहाय </text:span><text:span text:style-name="T5">विष्णवे</text:span><text:span text:style-name="T4"> ।<text:line-break/>विलिख्य मण्डलं सायं यागद्रव्यादि चा</text:span><text:span text:style-name="T5">ऽऽ</text:span><text:span text:style-name="T4">हरेत् ॥२</text:span><text:span text:style-name="T6">॥</text:span><text:span text:style-name="T4"> <text:line-break/>प्रक्षालितकराङ्घ्रिः सन्विन्यस्यार्घ्यकरो नरः । <text:s/><text:line-break/>अर्घ्याद्भिस्तु शिरः प्रोक्ष्य द्वारदेशादिकं यथा ॥३</text:span><text:span text:style-name="T6">॥</text:span><text:span text:style-name="T4"> <text:line-break/>आरभेद्द्वारयागञ्च तोरणेशान्प्रपूजयेत् । <text:s/><text:line-break/>अश्वत्थोदुम्बरवटप्लक्षाः पूर्वादिगा नगाः ॥४</text:span><text:span text:style-name="T6">॥</text:span><text:span text:style-name="T4"> <text:line-break/>ऋगिन्द्रशोभनं प्राच्यां यजुर्यमसुभद्रकम् । <text:line-break/>सामापश्च सुधन्वाख्यं सोमाथर्वसुहोत्रकम् ॥५</text:span><text:span text:style-name="T6">॥</text:span><text:span text:style-name="T4"> <text:line-break/>तोरणान्त</text:span><text:span text:style-name="T5">ाः</text:span><text:span text:style-name="T4"> पताकाश्च कुमुदाद्या घटद्वयम् । <text:s/><text:line-break/>द्वारि द्वारि स्वनाम्ना</text:span><text:span text:style-name="T5">ऽ</text:span><text:span text:style-name="T4">र्च्याः पूर्वे पूर्णश्च पुष्करः ॥६</text:span><text:span text:style-name="T6">॥</text:span><text:span text:style-name="T4"> <text:line-break/>आनन्दनन्दनौ दक्ष</text:span><text:span text:style-name="T5">ो</text:span><text:span text:style-name="T4"> वीरसेनः सुषेणकः । <text:line-break/>सम्भवप्रभवौ सौम्ये द्वारपांश्चैव पूजयेत् ॥७</text:span><text:span text:style-name="T6">॥</text:span><text:span text:style-name="T4"> <text:line-break/>अस्त्रजप्तपुष्पक्षेपाद्विघ्नानुत्सार्य संविशेत्</text:span><text:span text:style-name="T4"><text:note text:id="ftn321" text:note-class="footnote"><text:note-citation>1</text:note-citation><text:note-body><text:p text:style-name="P4">संक्षिपेत्</text:p></text:note-body></text:note></text:span><text:span text:style-name="T4"> । <text:line-break/>भूतशुद्धिं विधायाथ विन्यस्य कृतमुद्र</text:span><text:span text:style-name="T5">कः</text:span><text:span text:style-name="T4"> ॥८</text:span><text:span text:style-name="T6">॥</text:span><text:span text:style-name="T4"> <text:line-break/>फट्कारान्त</text:span><text:span text:style-name="T5">ं</text:span><text:span text:style-name="T5"><text:note text:id="ftn322" text:note-class="footnote"><text:note-citation>2</text:note-citation><text:note-body><text:p text:style-name="P4">रान्तसिंहजप्तस</text:p></text:note-body></text:note></text:span><text:span text:style-name="T4"> शिखां जप्त्वा सर्षपान्दिक्षु निक्षिपेत् । <text:line-break/>वासुदेवेन गोमूत्रं सङ्कर्षणेन गोमयम् ॥९</text:span><text:span text:style-name="T6">॥</text:span><text:span text:style-name="T4"> </text:span><text:span text:style-name="T11"><text:line-break/>प्रद्युम्नेन पयस्तज्जा</text:span><text:span text:style-name="T12">द्</text:span><text:span text:style-name="T11">दधि नारायणाद्</text:span><text:span text:style-name="T12">‌</text:span><text:span text:style-name="T11">घृतम् । <text:line-break/></text:span><text:soft-page-break/><text:span text:style-name="T11">एकद्वित्र्यादिवाराणि</text:span><text:span text:style-name="T11"><text:note text:id="ftn0" text:note-class="footnote"><text:note-citation>3</text:note-citation><text:note-body><text:p text:style-name="P5">त्र्यादि वारेण घृ</text:p></text:note-body></text:note></text:span><text:span text:style-name="T11"> घृताद्वै भागतो</text:span><text:span text:style-name="T13">ऽ</text:span><text:span text:style-name="T11">धिकम् ॥१०</text:span><text:span text:style-name="T14">॥</text:span><text:span text:style-name="T11"> <text:line-break/>घृतपात्रे तदेकत्र पञ्चगव्यमुदाहृतम् ।<text:line-break/>मण्डपप्रोक्षणायैक</text:span><text:span text:style-name="T13">ं चा</text:span><text:span text:style-name="T11">पर</text:span><text:span text:style-name="T13">ं प्रा</text:span><text:span text:style-name="T11">शनाय च ॥११</text:span><text:span text:style-name="T14">॥</text:span><text:span text:style-name="T11"> <text:line-break/>आनीय</text:span><text:span text:style-name="T11"><text:note text:id="ftn323" text:note-class="footnote"><text:note-citation>4</text:note-citation><text:note-body><text:p text:style-name="P6">स्नानाय</text:p></text:note-body></text:note></text:span><text:span text:style-name="T11"> दशकुम्भेषु इन्द्राद्या</text:span><text:span text:style-name="T13">ँल्</text:span><text:span text:style-name="T11">लोकपान् यजेत् । <text:line-break/>पूज्याज्ञां श्रावयेत्तांश्च स्थातव्यं चा</text:span><text:span text:style-name="T13">ऽऽ</text:span><text:span text:style-name="T11">ज्ञया हरेः ॥१२</text:span><text:span text:style-name="T14">॥</text:span><text:span text:style-name="T11"> </text:span><text:span text:style-name="T4"><text:line-break/>यागद्रव्यादि</text:span><text:span text:style-name="T4"><text:note text:id="ftn324" text:note-class="footnote"><text:note-citation>5</text:note-citation><text:note-body><text:p text:style-name="P7">यागद्रव्यादिसंरक्षा</text:p></text:note-body></text:note></text:span><text:span text:style-name="T4"> संरक्ष्य विकिरान्विकिरेत्ततः । <text:line-break/>मूलाष्टशतसञ्जप्तान्कुशकूर्चान् हरेश्च तान् ॥१३</text:span><text:span text:style-name="T6">॥</text:span><text:span text:style-name="T4"> <text:line-break/>ऐशान्यां दिशि तत्रस्थं स्थाप्यं कुम्भञ्च व</text:span><text:span text:style-name="T7">र्ध</text:span><text:span text:style-name="T4">नी</text:span><text:span text:style-name="T7">म्</text:span><text:span text:style-name="T4"> ।</text:span></text:p>
      <text:p text:style-name="P3"><text:span text:style-name="T4">कुम्भे साङ्गं हरिं प्रार्च्य व</text:span><text:span text:style-name="T7">र्ध</text:span><text:span text:style-name="T4">न्यामस्त्रमर्चयेत् ॥१४</text:span><text:span text:style-name="T8">॥</text:span><text:span text:style-name="T4"> <text:line-break/>प्रदक्षिणं यागगृहं व</text:span><text:span text:style-name="T7">र्ध</text:span><text:span text:style-name="T4">न्या</text:span><text:span text:style-name="T7">श्छि</text:span><text:span text:style-name="T4">न्नधारया</text:span><text:span text:style-name="T4"><text:note text:id="ftn325" text:note-class="footnote"><text:note-citation>6</text:note-citation><text:note-body><text:p text:style-name="P11">वर्धनीछिन्नधारया</text:p></text:note-body></text:note></text:span><text:span text:style-name="T4"> ।<text:line-break/>सिञ्चन्नयेत्ततः कुम्भं पूजयेच्च स्थिरासने ॥१५</text:span><text:span text:style-name="T8">॥</text:span><text:span text:style-name="T4"> <text:line-break/>सपञ्चरत्नवस्त्राढ्य</text:span><text:span text:style-name="T7">े </text:span><text:span text:style-name="T4">कुम्भे गन्धादिभिर्हरिम् । <text:line-break/>व</text:span><text:span text:style-name="T7">र्ध</text:span><text:span text:style-name="T4">न्यां हेमगर्भायां यजेदस्त्रञ्च वामतः ॥१६</text:span><text:span text:style-name="T8">॥</text:span><text:span text:style-name="T4"> <text:line-break/>तत्समीपे वास्तुलक्ष्मीभूविनायकम</text:span><text:span text:style-name="T7">र्च</text:span><text:span text:style-name="T4">येत् । <text:line-break/>स्नपनं कल्पयेद्विष्णोः सङ्क्रान्त्यादौ तथैव च ॥१७</text:span><text:span text:style-name="T8">॥</text:span><text:span text:style-name="T4"> <text:line-break/>पूर्णकुम्भान्नवस्थाप्य नवकोणेषु नि</text:span><text:span text:style-name="T7">र्व्र</text:span><text:span text:style-name="T4">णान् ।<text:line-break/>पाद्यमर्घ्य</text:span><text:span text:style-name="T7">ं चाऽऽचमनं</text:span><text:span text:style-name="T7"><text:note text:id="ftn326" text:note-class="footnote"><text:note-citation>7</text:note-citation><text:note-body><text:p text:style-name="P7">पाद्यमर्घ्यमाचमनीयं</text:p></text:note-body></text:note></text:span><text:span text:style-name="T4"> पञ्चगव्यञ्च निक्षिपेत् ॥१८</text:span><text:span text:style-name="T8">॥</text:span><text:span text:style-name="T4"> <text:line-break/>पूर्वादिकल</text:span><text:span text:style-name="T7">शेऽ</text:span><text:span text:style-name="T4">ग्न्यादौ पञ्चामृतजलादिकम् । <text:line-break/>दधि क्षीरं मधूष्ण</text:span><text:span text:style-name="T7">ो</text:span><text:span text:style-name="T4">दं पाद्यं स्याच्चतुरङ्गकम् ॥१९</text:span><text:span text:style-name="T8">॥</text:span><text:span text:style-name="T4"> <text:line-break/>पद्मश्यामाकदूर्वाश्च विष्णुपत्नी च पाद्यकम् । <text:s/><text:line-break/></text:span><text:soft-page-break/><text:span text:style-name="T4">तथा</text:span><text:span text:style-name="T7">ऽ</text:span><text:span text:style-name="T4">ष्टाङ्गार्घ्यमाख्यातं यवगन्धफलाक्षतम् ॥२०</text:span><text:span text:style-name="T8">॥</text:span><text:span text:style-name="T4"> <text:line-break/>कुशाः सिद्धार्थपुष्पा</text:span><text:span text:style-name="T7">णि</text:span><text:span text:style-name="T4"> तिला द्रव्याणि चा</text:span><text:span text:style-name="T7">ऽऽहरेत् </text:span><text:span text:style-name="T7"><text:note text:id="ftn327" text:note-class="footnote"><text:note-citation>8</text:note-citation><text:note-body><text:p text:style-name="P8">चार्हणम्</text:p></text:note-body></text:note></text:span><text:span text:style-name="T4">। <text:s/><text:line-break/>लवङ्गकक्कोलयुतं दद्यादाचमनीयकम् ॥२१</text:span><text:span text:style-name="T8">॥</text:span><text:span text:style-name="T4"> <text:line-break/>स्नापयेन्मूलमन्त्रेण देवं पञ्चामृतैरपि । <text:s/><text:line-break/>शुद्धोदं मध्यकुम्भेन देवमू</text:span><text:span text:style-name="T9">र्ध्नि</text:span><text:span text:style-name="T4"> विनिक्षिपेत् ॥२२</text:span><text:span text:style-name="T8">॥</text:span><text:span text:style-name="T4"> <text:line-break/>कलशान्निःसृतं तोयं कूर्चाग्रं</text:span><text:span text:style-name="T15"><text:note text:id="ftn328" text:note-class="footnote"><text:note-citation>9</text:note-citation><text:note-body><text:p text:style-name="P8">दूर्वाग्रं</text:p></text:note-body></text:note></text:span><text:span text:style-name="T4"> संस्पृशेन्नरः । <text:s/><text:line-break/>शुद्धोदकेन पाद्यञ्च अर्घ्यमाचमन</text:span><text:span text:style-name="T9">ं द</text:span><text:span text:style-name="T4">देत् ॥२३</text:span><text:span text:style-name="T8">॥</text:span><text:span text:style-name="T4"> <text:line-break/>परिमृज्य पटेनाङ्गं सवस्त्रं मण्डलं नयेत् । <text:line-break/>तत्राभ्यर्च्या</text:span><text:span text:style-name="T9">ऽऽ</text:span><text:span text:style-name="T4">चरेद्धोमं कुण्डादौ प्राणसंयमी ॥२४</text:span><text:span text:style-name="T8">॥</text:span><text:span text:style-name="T4"> <text:line-break/>प्रक्षाल्य हस्तौ रेखाश्च तिस्रः पूर्वाग्रगामिनीः । <text:s/></text:span></text:p>
      <text:p text:style-name="P3"><text:span text:style-name="T4">दक्षिणादुत्तरान्त</text:span><text:span text:style-name="T9">ा</text:span><text:span text:style-name="T4">श्च तिस्रश्चैवत्तराग्रगाः ॥२५</text:span><text:span text:style-name="T8">॥</text:span><text:span text:style-name="T4"> <text:line-break/>अर्घ्योदकेन सम्प्रोक्ष्य योनिमुद्रा</text:span><text:span text:style-name="T9">ं प्र</text:span><text:span text:style-name="T4">दर्शयेत् । <text:s/><text:line-break/>ध्यात्वा</text:span><text:span text:style-name="T9">ऽऽत्म</text:span><text:span text:style-name="T4">रूप</text:span><text:span text:style-name="T9">ं चा</text:span><text:span text:style-name="T4">ग्निन्तु योन्यां कुण्डे क्षिपेन्नरः ॥२६</text:span><text:span text:style-name="T8">॥</text:span><text:span text:style-name="T4"> <text:line-break/>पात्राण्यासादयेत् पश्चाद्दर्भ</text:span><text:span text:style-name="T9">स्रुक्स्रु</text:span><text:span text:style-name="T4">वकादिभिः । <text:line-break/>बाहुमात्राः परिधय इध्मव्रश्चनमेव च ॥२७</text:span><text:span text:style-name="T8">॥</text:span><text:span text:style-name="T4"> <text:line-break/>प्रणीता प्रोक्षणीपात्रमाज्यस्थालीघृतादिकम् । <text:line-break/>प्रस्थद्वयं तण्डुलानां युग्मं युग्ममधोमुखम् ॥२८</text:span><text:span text:style-name="T8">॥</text:span><text:span text:style-name="T4"> <text:line-break/>प्रणीताप्रोक्षणीपात्रे न्यसेत् प्रागग्रगं कुशम् । <text:s/><text:line-break/>अद्भिः पू</text:span><text:span text:style-name="T9">र्य </text:span><text:span text:style-name="T4">प्रणीता</text:span><text:span text:style-name="T9">ं तु</text:span><text:span text:style-name="T4"> ध्यात्वा देवं प्रपूज्य च ॥२९</text:span><text:span text:style-name="T8">॥</text:span><text:span text:style-name="T4"> <text:line-break/>प्रणीतां स्थापयेदग्रे द्रव्याणाञ्चैव मध्यतः । <text:line-break/>प्रोक्षणीमद्भिः सम्पू</text:span><text:span text:style-name="T9">र्य</text:span><text:span text:style-name="T4"> प्रार्च्य दक्षे तु विन्यसेत् ॥३०</text:span><text:span text:style-name="T8">॥</text:span><text:span text:style-name="T4"> <text:line-break/>चरुञ्च श्रपयेदग्नौ ब्रह्माणं दक्षिणे न्यसेत् । <text:line-break/></text:span><text:soft-page-break/><text:span text:style-name="T4">कुशानास्ती</text:span><text:span text:style-name="T9">र्य</text:span><text:span text:style-name="T4"> पूर्वादौ परिधीन् स्थापयेत्ततः ॥३१</text:span><text:span text:style-name="T8">॥</text:span><text:span text:style-name="T4"> <text:line-break/>वैष्णवीकरणं कुर्याद्गर्भाधानादिना </text:span><text:span text:style-name="T9">ततः</text:span><text:span text:style-name="T4"> । <text:line-break/>गर्भाधानं पुंसवनं सीमन्तोन्नयन</text:span><text:span text:style-name="T9">ं ज</text:span><text:span text:style-name="T4">निः ॥३२</text:span><text:span text:style-name="T8">॥</text:span><text:span text:style-name="T4"> <text:line-break/>नामादिसमाव</text:span><text:span text:style-name="T9">र्त</text:span><text:span text:style-name="T4">नान्तं जुहुयादष्ट चा</text:span><text:span text:style-name="T9">ऽऽ</text:span><text:span text:style-name="T4">हुतीः । <text:s/><text:line-break/>पूर्णाहुतीः प्रतिक</text:span><text:span text:style-name="T10">र्म</text:span><text:span text:style-name="T4"> </text:span><text:span text:style-name="T10">स्रु</text:span><text:span text:style-name="T4">चा स्रुवसुयुक्तया ॥३३</text:span><text:span text:style-name="T8">॥</text:span><text:span text:style-name="T4"> <text:line-break/>कुण्डमध्ये ऋतुमतीं लक्ष्मीं सञ्चिन्त्य होमयेत् । <text:s/><text:line-break/>कुण्डलक्ष्मीः समाख्याता प्रकृतिस्त्रिगुणात्मिका ॥३४</text:span><text:span text:style-name="T8">॥</text:span><text:span text:style-name="T4"> <text:line-break/>सा योनिः सर्वभूतानां विद्यामन्त्रगणस्य च । <text:line-break/>विमुक्तेः कारणं वह्निः परमात्मा च </text:span><text:span text:style-name="T4"><text:note text:id="ftn329" text:note-class="footnote"><text:note-citation>10</text:note-citation><text:note-body><text:p text:style-name="P9">भुक्तिदः</text:p></text:note-body></text:note></text:span><text:span text:style-name="T4">मुक्तिदः ॥३५</text:span><text:span text:style-name="T8">॥</text:span><text:span text:style-name="T4"> <text:line-break/>प्राच्यां शिरः समाख्यातं बाहू कोणे व्यवस्थितौ । <text:s/><text:line-break/>ईशानाग्नेयकोणे तु जङ्घे वायव्यनैरृते ॥३६</text:span><text:span text:style-name="T8">॥</text:span><text:span text:style-name="T4"> <text:line-break/>उदरं कुण्डमित्युक्तं योनिर्योनिर्विधीयते । <text:line-break/>गुणत्रयं मेखलाः स्युर्ध्यात्वैवं समिधो दश ॥३७</text:span><text:span text:style-name="T8">॥</text:span><text:span text:style-name="T4"> <text:line-break/>पञ्चाधिकास्तु जुहुयात्प्रणवान्मुष्टिमुद्रया</text:span><text:span text:style-name="T4"><text:note text:id="ftn330" text:note-class="footnote"><text:note-citation>11</text:note-citation><text:note-body><text:p text:style-name="Footnote"><text:s/><text:span text:style-name="T16">यात्प्रणवात्स्वस्तिमुद्रया</text:span></text:p></text:note-body></text:note></text:span><text:span text:style-name="T4"> <text:s/>। <text:line-break/>पुनराघारौ जुहुयाद्वाय्वग्न्यन्तं ततः श्र</text:span><text:span text:style-name="T10">ये</text:span><text:span text:style-name="T4">त् ॥३८</text:span><text:span text:style-name="T8">॥</text:span><text:span text:style-name="T4"> <text:line-break/>ईशान्तं मूलमन्त्रेण आज्यभागौ तु होमयेत् । <text:s/><text:line-break/>उत्तरे द्वादशान्तेन दक्षिणे तेन मध्यतः ॥३९</text:span><text:span text:style-name="T8">॥</text:span><text:span text:style-name="T4"> <text:line-break/>व्याहृत्या पद्ममध्यस्थं ध्यायेद्वह्निन्तु संस्कृतम् । <text:s/><text:line-break/>वैष्णवं सप्तजिह्वं च सूर्यकोटिसमप्रभम् ॥४०</text:span><text:span text:style-name="T8">॥</text:span><text:span text:style-name="T4"> <text:line-break/></text:span><text:span text:style-name="T4"><text:note text:id="ftn331" text:note-class="footnote"><text:note-citation>12</text:note-citation><text:note-body><text:p text:style-name="P10">पञ्चवक्त्रं</text:p></text:note-body></text:note></text:span><text:span text:style-name="T4">चन्द्रवक्त्रञ्च <text:s/></text:span><text:span text:style-name="T4"><text:note text:id="ftn332" text:note-class="footnote"><text:note-citation>13</text:note-citation><text:note-body><text:p text:style-name="P10">सूर्याख्यं</text:p></text:note-body></text:note></text:span><text:span text:style-name="T4">सूर्याक्षं जुहुयाच्छतमष्ट च । <text:s/><text:line-break/>तदर्द्धञ्चाष्ट मूलेन अङ्गानाञ्च दशांशतः ॥४१</text:span><text:span text:style-name="T8">॥</text:span><text:span text:style-name="T4"> </text:span></text:p>
      <text:p text:style-name="P1"><text:soft-page-break/>इत्यादिमहापुराणे आग्नेये <text:span text:style-name="T1">होमविधि</text:span>कथनं नाम चतु<text:span text:style-name="T1">स्त्रिं</text:span>शोऽ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i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6:13:54.491294046</meta:creation-date>
    <dc:date>2017-04-20T16:15:20.031249756</dc:date>
    <meta:editing-duration>PT1M25S</meta:editing-duration>
    <meta:editing-cycles>1</meta:editing-cycles>
    <meta:document-statistic meta:table-count="0" meta:image-count="0" meta:object-count="0" meta:page-count="5" meta:paragraph-count="19" meta:word-count="428" meta:character-count="2218" meta:non-whitespace-character-count="1711"/>
    <meta:generator>LibreOffice/5.1.6.2$Linux_X86_64 LibreOffice_project/10m0$Build-2</meta:generator>
  </office:meta>
</office:document-meta>
</file>